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61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table:style-name="Default" office:value-type="string">
            <text:p>Price</text:p>
          </table:table-cell>
          <table:table-cell office:value-type="string">
            <text:p>Place to bu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ail Winch/SuperServo</text:p>
          </table:table-cell>
          <table:table-cell table:style-name="ce2" office:value-type="string">
            <text:p>RMG 380EH + 42mm wide double drum (42w)</text:p>
          </table:table-cell>
          <table:table-cell table:style-name="ce4" office:value-type="string">
            <text:p>£199.00 + £10.58 </text:p>
          </table:table-cell>
          <table:table-cell office:value-type="string">
            <text:p>http://www.smartwinchuk.co.uk</text:p>
          </table:table-cell>
          <table:table-cell table:number-columns-repeated="1020"/>
        </table:table-row>
        <table:table-row table:style-name="ro1">
          <table:table-cell office:value-type="string">
            <text:p>Rudder Servo</text:p>
          </table:table-cell>
          <table:table-cell table:style-name="ce2" office:value-type="string">
            <text:p>HPI SFL-11MGWP</text:p>
          </table:table-cell>
          <table:table-cell table:style-name="ce5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  <table:table-cell table:number-columns-repeated="1020"/>
        </table:table-row>
        <table:table-row table:style-name="ro1">
          <table:table-cell office:value-type="string">
            <text:p>Compass</text:p>
          </table:table-cell>
          <table:table-cell table:style-name="ce2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  <table:table-cell table:number-columns-repeated="1020"/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  <table:table-cell table:number-columns-repeated="1020"/>
        </table:table-row>
        <table:table-row table:style-name="ro1">
          <table:table-cell office:value-type="string">
            <text:p>GPS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Pi/BeagleBone</text:p>
          </table:table-cell>
          <table:table-cell table:number-columns-repeated="102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6" office:value-type="currency" office:currency="GBP" office:value="20">
            <text:p>£20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office:value-type="string">
            <text:p>Due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table:style-name="ce2" office:value-type="string">
            <text:p>Mega 2560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 table:number-columns-repeated="1021"/>
        </table:table-row>
        <table:table-row table:style-name="ro1">
          <table:table-cell office:value-type="string">
            <text:p>Boom</text:p>
          </table:table-cell>
          <table:table-cell/>
          <table:table-cell office:value-type="string">
            <text:p>~£20</text:p>
          </table:table-cell>
          <table:table-cell table:number-columns-repeated="1021"/>
        </table:table-row>
        <table:table-row table:style-name="ro1">
          <table:table-cell office:value-type="string">
            <text:p>Sails</text:p>
          </table:table-cell>
          <table:table-cell table:number-columns-repeated="1023"/>
        </table:table-row>
        <table:table-row table:style-name="ro1">
          <table:table-cell office:value-type="string">
            <text:p>Waterproof Boxes *2</text:p>
          </table:table-cell>
          <table:table-cell table:style-name="ce2" office:value-type="string">
            <text:p>TG IP67 enclosure, PC, clear lid</text:p>
          </table:table-cell>
          <table:table-cell table:style-name="ce7" office:value-type="string">
            <text:p>£20.73 *2</text:p>
          </table:table-cell>
          <table:table-cell office:value-type="string">
            <text:p>http://uk.rs-online.com/web/p/general-purpose-enclosures/7721094/</text:p>
          </table:table-cell>
          <table:table-cell table:number-columns-repeated="1020"/>
        </table:table-row>
        <table:table-row table:style-name="ro1">
          <table:table-cell office:value-type="string">
            <text:p>Waterproof Connectors</text:p>
          </table:table-cell>
          <table:table-cell table:number-columns-repeated="1023"/>
        </table:table-row>
        <table:table-row table:style-name="ro1">
          <table:table-cell office:value-type="string">
            <text:p>Handles*2</text:p>
          </table:table-cell>
          <table:table-cell/>
          <table:table-cell table:style-name="ce8" office:value-type="string">
            <text:p>£4.73*2</text:p>
          </table:table-cell>
          <table:table-cell office:value-type="string">
            <text:p>http://www.wdsltd.co.uk/product/3857/plastic-bridge-handle-wds-8537</text:p>
          </table:table-cell>
          <table:table-cell table:number-columns-repeated="1020"/>
        </table:table-row>
        <table:table-row table:style-name="ro1">
          <table:table-cell office:value-type="string">
            <text:p>Fibreglass Tape</text:p>
          </table:table-cell>
          <table:table-cell table:style-name="ce2" office:value-type="string">
            <text:p>Fibreglass Tape - 200g x 25mm</text:p>
          </table:table-cell>
          <table:table-cell table:style-name="ce6" office:value-type="currency" office:currency="GBP" office:value="7">
            <text:p>£7.00</text:p>
          </table:table-cell>
          <table:table-cell office:value-type="string">
            <text:p>http://www.ecfibreglasssupplies.co.uk/p-1776-fibreglass-tape-200g-x-50mm.aspx</text:p>
          </table:table-cell>
          <table:table-cell table:number-columns-repeated="1020"/>
        </table:table-row>
        <table:table-row table:style-name="ro1">
          <table:table-cell office:value-type="string">
            <text:p>PVC Tubing for mast slot</text:p>
          </table:table-cell>
          <table:table-cell table:number-columns-repeated="2"/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xBee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Batteries</text:p>
          </table:table-cell>
          <table:table-cell table:number-columns-repeated="1023"/>
        </table:table-row>
        <table:table-row table:style-name="ro1">
          <table:table-cell office:value-type="string">
            <text:p>Wifi</text:p>
          </table:table-cell>
          <table:table-cell table:style-name="ce2" office:value-type="string">
            <text:p>USB WiFi (802.11b/g/n) Module with Antenna</text:p>
          </table:table-cell>
          <table:table-cell table:style-name="ce6" office:value-type="currency" office:currency="GBP" office:value="17.1">
            <text:p>£17.10</text:p>
          </table:table-cell>
          <table:table-cell office:value-type="string">
            <text:p>http://www.coolcomponents.co.uk/usb-wifi-802-11b-g-n-module-with-antenna-1131.html</text:p>
          </table:table-cell>
          <table:table-cell table:number-columns-repeated="1020"/>
        </table:table-row>
        <table:table-row table:style-name="ro1">
          <table:table-cell office:value-type="string">
            <text:p>Large Solar Cells</text:p>
          </table:table-cell>
          <table:table-cell table:style-name="ce2" office:value-type="string">
            <text:p>3*Large Solar Cells</text:p>
          </table:table-cell>
          <table:table-cell table:style-name="ce4" office:value-type="string">
            <text:p>£30.00*3</text:p>
          </table:table-cell>
          <table:table-cell office:value-type="string">
            <text:p>http://proto-pic.co.uk/solar-cell-large-2-5w/</text:p>
          </table:table-cell>
          <table:table-cell table:number-columns-repeated="1020"/>
        </table:table-row>
        <table:table-row table:style-name="ro1">
          <table:table-cell office:value-type="string">
            <text:p>Huge Solar Cells</text:p>
          </table:table-cell>
          <table:table-cell table:style-name="ce2" office:value-type="string">
            <text:p>2*Huge Solar Cells</text:p>
          </table:table-cell>
          <table:table-cell table:style-name="ce4" office:value-type="string">
            <text:p>£39.71*2</text:p>
          </table:table-cell>
          <table:table-cell office:value-type="string">
            <text:p>http://proto-pic.co.uk/solar-cell-huge-5-2w/</text:p>
          </table:table-cell>
          <table:table-cell table:number-columns-repeated="1020"/>
        </table:table-row>
        <table:table-row table:style-name="ro1">
          <table:table-cell office:value-type="string">
            <text:p>Switch Mode</text:p>
          </table:table-cell>
          <table:table-cell table:style-name="ce2" office:value-type="string">
            <text:p>Switching Regulator,7-28Vin,5Vout 0.5A</text:p>
          </table:table-cell>
          <table:table-cell table:style-name="ce4" office:value-type="string">
            <text:p>£2.47*2</text:p>
          </table:table-cell>
          <table:table-cell office:value-type="string">
            <text:p>http://uk.rs-online.com/web/p/switching-regulators/7577239/?searchTerm=r78e5&amp;relevancy-data=636F3D3226696E3D4931384E4B6E6F776E41734D504E266C753D656E266D6D3D6D61746368616C6C7061727469616C26706D3D5E5B5C772D5C2E2F252C5D2B2426706F3D313326736E3D592673743D4D414E5F504152545F4E554D424552267573743D72373865352677633D424F544826</text:p>
          </table:table-cell>
          <table:table-cell table:number-columns-repeated="1020"/>
        </table:table-row>
        <table:table-row table:style-name="ro1">
          <table:table-cell office:value-type="string">
            <text:p>Current/Voltage Sensor*4</text:p>
          </table:table-cell>
          <table:table-cell table:style-name="ce2" office:value-type="string">
            <text:p>AttoPilot Breakout - 45A</text:p>
          </table:table-cell>
          <table:table-cell table:style-name="ce4" office:value-type="string">
            <text:p>£12.50*4</text:p>
          </table:table-cell>
          <table:table-cell office:value-type="string">
            <text:p>http://www.buildyourowndrone.co.uk/AttoPilot-45A-Voltage-Current-Sense-Breakout-Board-p/at-pva45.htm</text:p>
          </table:table-cell>
          <table:table-cell table:number-columns-repeated="1020"/>
        </table:table-row>
        <table:table-row table:style-name="ro1">
          <table:table-cell office:value-type="string">
            <text:p>Trinket</text:p>
          </table:table-cell>
          <table:table-cell table:style-name="ce2" office:value-type="string">
            <text:p>Trinket Mini Microcontroller - 3.3V</text:p>
          </table:table-cell>
          <table:table-cell table:style-name="ce7" office:value-type="currency" office:currency="GBP" office:value="6.82">
            <text:p>£6.82</text:p>
          </table:table-cell>
          <table:table-cell office:value-type="string">
            <text:p>http://www.coolcomponents.co.uk/trinket-mini-microcontroller-3-3v.html</text:p>
          </table:table-cell>
          <table:table-cell table:number-columns-repeated="1020"/>
        </table:table-row>
        <table:table-row table:style-name="ro1">
          <table:table-cell office:value-type="string">
            <text:p>Hatch</text:p>
          </table:table-cell>
          <table:table-cell table:style-name="ce2" office:value-type="string">
            <text:p>Big Hatch (as on Dewi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Hatch</text:p>
          </table:table-cell>
          <table:table-cell office:value-type="string">
            <text:p>Small Hatch (as on the back of artoo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T</text:p>
          </table:table-cell>
          <table:table-cell table:number-columns-repeated="102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6" office:value-type="currency" office:currency="GBP" office:value="23.55">
            <text:p>£23.55</text:p>
          </table:table-cell>
          <table:table-cell office:value-type="string">
            <text:p>B&amp;Q</text:p>
          </table:table-cell>
          <table:table-cell table:number-columns-repeated="1020"/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6" office:value-type="currency" office:currency="GBP" office:value="5">
            <text:p>£5.00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ibreglass Matting</text:p>
          </table:table-cell>
          <table:table-cell table:style-name="ce2" office:value-type="string">
            <text:p>Fibreglass Cloth 135g sq - 1 mt wide</text:p>
          </table:table-cell>
          <table:table-cell office:value-type="string">
            <text:p>At Least 4m at £3.50 /meter</text:p>
          </table:table-cell>
          <table:table-cell office:value-type="string">
            <text:p>http://www.ecfibreglasssupplies.co.uk/p-322-glassfibre-cloth-135g-sq-1-mt-wide.aspx</text:p>
          </table:table-cell>
          <table:table-cell table:number-columns-repeated="1020"/>
        </table:table-row>
        <table:table-row table:style-name="ro1">
          <table:table-cell office:value-type="string">
            <text:p>Rib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1/11/2013</text:date>, <text:time>16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1-01T16:06:03</dc:date>
    <meta:editing-duration>PT264H14M10S</meta:editing-duration>
    <meta:editing-cycles>28</meta:editing-cycles>
    <meta:generator>OpenOffice.org/3.2$Linux OpenOffice.org_project/320m12$Build-9483</meta:generator>
    <meta:document-statistic meta:table-count="3" meta:cell-count="138" meta:object-count="0"/>
  </office:meta>
</office:document-meta>
</file>